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7" style:family="table-cell" style:parent-style-name="Default">
      <style:table-cell-properties fo:border="0.06pt solid #000000"/>
      <style:text-properties style:font-name="Calibri"/>
    </style:style>
    <style:style style:name="ce8" style:family="table-cell" style:parent-style-name="Default">
      <style:text-properties style:font-name="Calibri"/>
    </style:style>
    <style:style style:name="ce9" style:family="table-cell" style:parent-style-name="Default">
      <style:table-cell-properties fo:padding="0.071cm"/>
      <style:text-properties style:font-name="Calibri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19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0" style:family="table-cell" style:parent-style-name="Default">
      <style:table-cell-properties fo:border="0.06pt solid #000000" fo:padding="0.071cm"/>
      <style:text-properties style:font-name="Calibri"/>
    </style:style>
    <style:style style:name="ce21" style:family="table-cell" style:parent-style-name="Default">
      <style:table-cell-properties fo:background-color="transparent" fo:padding="0.071cm"/>
      <style:text-properties style:font-name="Calibri"/>
    </style:style>
    <style:style style:name="ce22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4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26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 style:data-style-name="N145">
      <style:table-cell-properties fo:border="0.06pt solid #000000"/>
    </style:style>
    <style:style style:name="ce28" style:family="table-cell" style:parent-style-name="Default" style:data-style-name="N145">
      <style:table-cell-properties fo:border="0.06pt solid #000000" fo:padding="0.071cm"/>
      <style:text-properties style:font-name="Calibri"/>
    </style:style>
    <style:style style:name="ce29" style:family="table-cell" style:parent-style-name="Default" style:data-style-name="N145">
      <style:table-cell-properties fo:padding="0.071cm"/>
      <style:text-properties style:font-name="Calibri"/>
    </style:style>
    <style:style style:name="ce30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29"/>
        <table:table-column table:style-name="co10" table:number-columns-repeated="246" table:default-cell-style-name="ce9"/>
        <table:table-column table:style-name="co10" table:number-columns-repeated="767" table:default-cell-style-name="ce8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10"/>
          <table:covered-table-cell table:style-name="ce13"/>
          <table:covered-table-cell table:number-columns-repeated="3" table:style-name="ce10"/>
          <table:covered-table-cell table:style-name="ce18"/>
          <table:table-cell table:style-name="ce21"/>
          <table:table-cell table:style-name="ce24"/>
          <table:table-cell table:style-name="ce21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VAT Report</text:p>
          </table:table-cell>
          <table:covered-table-cell table:number-columns-repeated="5" table:style-name="ce10"/>
          <table:covered-table-cell table:style-name="ce18"/>
          <table:table-cell table:style-name="ce21"/>
          <table:table-cell table:style-name="ce24"/>
          <table:table-cell table:style-name="ce21" table:number-columns-repeated="1013"/>
          <table:table-cell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a xlink:href="python://get_date_from()" xlink:type="simple">date_from</text:a></text:p>
          </table:table-cell>
          <table:table-cell table:style-name="ce14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5"/>
          <table:table-cell table:style-name="Default"/>
          <table:table-cell table:style-name="ce17"/>
          <table:table-cell table:style-name="Default"/>
          <table:table-cell table:style-name="ce22"/>
          <table:table-cell table:style-name="ce25"/>
          <table:table-cell table:style-name="ce22" table:number-columns-repeated="29"/>
          <table:table-cell table:style-name="ce32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26" office:value-type="string">
            <text:p>VAT paid</text:p>
          </table:table-cell>
          <table:table-cell table:style-name="ce31" table:number-columns-repeated="1014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ce11" table:number-columns-repeated="7"/>
          <table:table-cell table:style-name="ce27"/>
          <table:table-cell table:style-name="ce21" table:number-columns-repeated="1013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line['customer']or%20''" xlink:type="simple">customer</text:a></text:p>
          </table:table-cell>
          <table:table-cell table:style-name="ce12" office:value-type="string">
            <text:p><text:a xlink:href="python://line['tinno']or%20''" xlink:type="simple">tinno</text:a></text:p>
          </table:table-cell>
          <table:table-cell table:style-name="ce12" office:value-type="string">
            <text:p><text:a xlink:href="python://line['commoditycode']or%20''" xlink:type="simple">CC</text:a></text:p>
          </table:table-cell>
          <table:table-cell table:style-name="ce12" office:value-type="string">
            <text:p><text:a xlink:href="python://line['invoiceno']or%20''" xlink:type="simple">Invoiceno</text:a></text:p>
          </table:table-cell>
          <table:table-cell table:style-name="ce12" office:value-type="string">
            <text:p><text:a xlink:href="python://convert_date(line['invoicedate'])or%20''" xlink:type="simple">invoicedate</text:a></text:p>
          </table:table-cell>
          <table:table-cell table:style-name="ce19" office:value-type="string">
            <text:p><text:a xlink:href="python://line['salesvalue']or%20''" xlink:type="simple">sales_value</text:a></text:p>
          </table:table-cell>
          <table:table-cell table:style-name="ce19" office:value-type="string">
            <text:p><text:a xlink:href="python://line['rate']or%20''" xlink:type="simple">tax_rate</text:a></text:p>
          </table:table-cell>
          <table:table-cell table:style-name="ce19" office:value-type="string">
            <text:p><text:a xlink:href="python://line['vat_paid']or%20%200.00" xlink:type="simple">vatpaid</text:a></text:p>
          </table:table-cell>
          <table:table-cell table:number-columns-repeated="1014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6">
          <table:table-cell table:style-name="ce7" table:number-columns-repeated="6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6"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8"/>
          <table:table-cell table:style-name="Default"/>
          <table:table-cell table:style-name="ce8" table:number-columns-repeated="4"/>
          <table:table-cell table:number-columns-repeated="1017"/>
        </table:table-row>
        <table:table-row table:style-name="ro6">
          <table:table-cell table:style-name="ce8" table:number-columns-repeated="2"/>
          <table:table-cell table:style-name="Default"/>
          <table:table-cell table:style-name="ce16" table:number-columns-repeated="4"/>
          <table:table-cell table:style-name="ce23"/>
          <table:table-cell table:style-name="ce30"/>
          <table:table-cell table:number-columns-repeated="1014"/>
        </table:table-row>
        <table:table-row table:style-name="ro6">
          <table:table-cell table:style-name="ce8"/>
          <table:table-cell table:style-name="Default"/>
          <table:table-cell table:style-name="ce8" table:number-columns-repeated="4"/>
          <table:table-cell table:number-columns-repeated="1017"/>
        </table:table-row>
        <table:table-row table:style-name="ro6">
          <table:table-cell table:style-name="ce8" table:number-columns-repeated="6"/>
          <table:table-cell table:number-columns-repeated="1017"/>
        </table:table-row>
        <table:table-row table:style-name="ro6">
          <table:table-cell table:style-name="ce8"/>
          <table:table-cell table:style-name="Default"/>
          <table:table-cell table:style-name="ce8" table:number-columns-repeated="4"/>
          <table:table-cell table:number-columns-repeated="1017"/>
        </table:table-row>
        <table:table-row table:style-name="ro6">
          <table:table-cell table:style-name="ce8" table:number-columns-repeated="2"/>
          <table:table-cell table:style-name="Default"/>
          <table:table-cell table:style-name="ce8" table:number-columns-repeated="3"/>
          <table:table-cell table:number-columns-repeated="1017"/>
        </table:table-row>
        <table:table-row table:style-name="ro6" table:number-rows-repeated="2">
          <table:table-cell table:style-name="ce8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28T10:35:07</dc:date>
    <meta:editing-duration>PT21H31M22S</meta:editing-duration>
    <meta:editing-cycles>146</meta:editing-cycles>
    <meta:generator>LibreOffice/3.5$Linux_x86 LibreOffice_project/350m1$Build-2</meta:generator>
    <dc:creator>Dev127 </dc:creator>
    <meta:document-statistic meta:table-count="1" meta:cell-count="24" meta:object-count="0"/>
  </office:meta>
</office:document-meta>
</file>